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A0000002C7A56C63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1" svg:font-family="Mangal"/>
    <style:font-face style:name="Sansation1" svg:font-family="Sansation"/>
    <style:font-face style:name="Arial1" svg:font-family="Arial" style:font-family-generic="swiss" style:font-pitch="variable"/>
    <style:font-face style:name="Sansation" svg:font-family="Sansation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Sansation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able_20_Contents">
      <style:paragraph-properties fo:margin-left="0cm" fo:margin-right="0.279cm" fo:margin-top="0.423cm" fo:margin-bottom="0cm" fo:line-height="150%" fo:text-indent="0cm" style:auto-text-indent="false"/>
    </style:style>
    <style:style style:name="P4" style:family="paragraph" style:parent-style-name="Table_20_Contents">
      <style:paragraph-properties fo:margin-left="0cm" fo:margin-right="0cm" fo:margin-top="0.423cm" fo:margin-bottom="0cm" fo:line-height="150%" fo:text-indent="0cm" style:auto-text-indent="false"/>
    </style:style>
    <style:style style:name="P5" style:family="paragraph" style:parent-style-name="Table_20_Contents">
      <style:paragraph-properties fo:margin-left="0cm" fo:margin-right="0.344cm" fo:margin-top="0.423cm" fo:margin-bottom="0cm" fo:line-height="150%" fo:text-indent="0cm" style:auto-text-indent="false"/>
    </style:style>
    <style:style style:name="P6" style:family="paragraph" style:parent-style-name="Table_20_Contents">
      <style:paragraph-properties fo:margin-left="0cm" fo:margin-right="0.31cm" fo:margin-top="0.423cm" fo:margin-bottom="0cm" fo:line-height="150%" fo:text-indent="0cm" style:auto-text-indent="false"/>
    </style:style>
    <style:style style:name="P7" style:family="paragraph" style:parent-style-name="Standard" style:master-page-name="First_20_Page">
      <style:paragraph-properties fo:line-height="150%" style:page-number="auto"/>
      <style:text-properties style:font-name="Verdana"/>
    </style:style>
    <style:style style:name="P8" style:family="paragraph">
      <style:paragraph-properties fo:text-align="center"/>
    </style:style>
    <style:style style:name="T1" style:family="text">
      <style:text-properties style:font-name="Sansation"/>
    </style:style>
    <style:style style:name="T2" style:family="text">
      <style:text-properties fo:color="#7f7f7f" style:font-name="Sansation1" fo:font-size="8pt" fo:font-weight="bold"/>
    </style:style>
    <style:style style:name="T3" style:family="text">
      <style:text-properties fo:color="#7f7f7f" fo:font-size="8pt"/>
    </style:style>
    <style:style style:name="T4" style:family="text">
      <style:text-properties fo:color="#7f7f7f" style:font-name="Verdana" fo:font-size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fo:padding="0.049cm" fo:border="0.035cm solid #ffffff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width="0.03cm" draw:marker-start-width="0.39cm" draw:marker-end-width="0.39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1" svg:font-family="Mangal"/>
    <style:font-face style:name="Sansation1" svg:font-family="Sansation"/>
    <style:font-face style:name="Arial1" svg:font-family="Arial" style:font-family-generic="swiss" style:font-pitch="variable"/>
    <style:font-face style:name="Sansation" svg:font-family="Sansation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006cm" fo:margin-left="0cm" table:align="left"/>
    </style:style>
    <style:style style:name="Tabelle1.A" style:family="table-column">
      <style:table-column-properties style:column-width="3.487cm"/>
    </style:style>
    <style:style style:name="Tabelle1.B" style:family="table-column">
      <style:table-column-properties style:column-width="4.547cm"/>
    </style:style>
    <style:style style:name="Tabelle1.C" style:family="table-column">
      <style:table-column-properties style:column-width="4.833cm"/>
    </style:style>
    <style:style style:name="Tabelle1.D" style:family="table-column">
      <style:table-column-properties style:column-width="4.138cm"/>
    </style:style>
    <style:style style:name="Tabelle1.A1" style:family="table-cell">
      <style:table-cell-properties fo:padding="0cm" fo:border="none"/>
    </style:style>
    <style:style style:name="MP1" style:family="paragraph">
      <style:paragraph-properties fo:text-align="center"/>
    </style:style>
    <style:style style:name="MP2" style:family="paragraph" style:parent-style-name="Header">
      <style:paragraph-properties fo:text-align="end" style:justify-single-word="false"/>
      <style:text-properties style:font-name="Sansation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Table_20_Contents">
      <style:paragraph-properties fo:margin-left="0cm" fo:margin-right="0.279cm" fo:margin-top="0.423cm" fo:margin-bottom="0cm" fo:line-height="150%" fo:text-indent="0cm" style:auto-text-indent="false"/>
    </style:style>
    <style:style style:name="MP5" style:family="paragraph" style:parent-style-name="Table_20_Contents">
      <style:paragraph-properties fo:margin-left="0cm" fo:margin-right="0cm" fo:margin-top="0.423cm" fo:margin-bottom="0cm" fo:line-height="150%" fo:text-indent="0cm" style:auto-text-indent="false"/>
    </style:style>
    <style:style style:name="MP6" style:family="paragraph" style:parent-style-name="Table_20_Contents">
      <style:paragraph-properties fo:margin-left="0cm" fo:margin-right="0.344cm" fo:margin-top="0.423cm" fo:margin-bottom="0cm" fo:line-height="150%" fo:text-indent="0cm" style:auto-text-indent="false"/>
    </style:style>
    <style:style style:name="MP7" style:family="paragraph" style:parent-style-name="Table_20_Contents">
      <style:paragraph-properties fo:margin-left="0cm" fo:margin-right="0.31cm" fo:margin-top="0.423cm" fo:margin-bottom="0cm" fo:line-height="150%" fo:text-indent="0cm" style:auto-text-indent="false"/>
    </style:style>
    <style:style style:name="MT1" style:family="text">
      <style:text-properties style:font-name="Sansation"/>
    </style:style>
    <style:style style:name="MT2" style:family="text">
      <style:text-properties fo:color="#7f7f7f" style:font-name="Sansation1" fo:font-size="8pt" fo:font-weight="bold"/>
    </style:style>
    <style:style style:name="MT3" style:family="text">
      <style:text-properties fo:color="#7f7f7f" fo:font-size="8pt"/>
    </style:style>
    <style:style style:name="MT4" style:family="text">
      <style:text-properties fo:color="#7f7f7f" style:font-name="Verdana" fo:font-size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fo:padding="0.049cm" fo:border="0.035cm solid #ffffff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svg:stroke-width="0.03cm" draw:marker-start-width="0.39cm" draw:marker-end-width="0.39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Графический объект2" text:anchor-type="paragraph" svg:x="1.563cm" svg:y="0.183cm" svg:width="5.327cm" svg:height="0.94cm" draw:z-index="0"><draw:image xlink:href="Pictures/10000000000000FA0000002C7A56C63E.jpg" xlink:type="simple" xlink:show="embed" xlink:actuate="onLoad"/></draw:frame></text:p>
        <text:p text:style-name="Header"><draw:line text:anchor-type="paragraph" draw:z-index="0" draw:style-name="Mgr1" draw:text-style-name="MP1" svg:x1="0.515cm" svg:y1="0.284cm" svg:x2="16.475cm" svg:y2="0.284cm"><text:p/></draw:line></text:p>
        <text:p text:style-name="MP2"/>
        <text:p text:style-name="MP3"><text:span text:style-name="MT1">Seite </text:span><text:span text:style-name="MT1"><text:page-number text:select-page="current">2</text:page-number></text:span><text:span text:style-name="MT1"> von </text:span><text:span text:style-name="MT1"><text:page-count>1</text:page-count></text:span><text:span text:style-name="MT1"> <text:s text:c="15"/></text:span></text:p>
      </style:header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4"><text:span text:style-name="MT2">Adresse</text:span><text:span text:style-name="MT3"><text:line-break/></text:span><text:span text:style-name="MT4">Bright Solutions GmbH<text:line-break/>Pallaswiesenstraße 63<text:line-break/>64293 Darmstadt</text:span></text:p>
            </table:table-cell>
            <table:table-cell table:style-name="Tabelle1.A1" office:value-type="string">
              <text:p text:style-name="MP5"><text:span text:style-name="MT2">Gesellschaft</text:span><text:span text:style-name="MT3"><text:line-break/></text:span><text:span text:style-name="MT4">Bright Solutions GmbH<text:line-break/>Geschäftsführer: Manuel Pistner<text:line-break/>Amtsgericht Darmstadt<text:line-break/>HRB 89584<text:line-break/>USt-IdNr: DE275125315</text:span></text:p>
            </table:table-cell>
            <table:table-cell table:style-name="Tabelle1.A1" office:value-type="string">
              <text:p text:style-name="MP6"><text:span text:style-name="MT2">Bankverbindung</text:span><text:span text:style-name="MT3"><text:line-break/></text:span><text:span text:style-name="MT4">Bright Solutions GmbH<text:line-break/>Konto-Nr.: 015449200<text:line-break/>BLZ: 50870024 - Deutsche Bank<text:line-break/>IBAN DE86508700240015449200<text:line-break/>BIC/SWIFT-Code DEUTDEDB508</text:span></text:p>
            </table:table-cell>
            <table:table-cell table:style-name="Tabelle1.A1" office:value-type="string">
              <text:p text:style-name="MP7"><text:span text:style-name="MT2">Kontakt</text:span><text:span text:style-name="MT3"><text:line-break/></text:span><text:span text:style-name="MT4">Email: info@brightsolutions.de<text:line-break/>Web: www.brightsolutions.de<text:line-break/>Tel.: 06151 / 39 10 793<text:line-break/>Mobil: 0173 / 16 13 43 6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0:56:44.58</meta:creation-date>
    <meta:generator>OpenOffice/4.0.0$Win32 OpenOffice.org_project/400m3$Build-9702</meta:generator>
    <meta:editing-duration>PT18M52S</meta:editing-duration>
    <meta:editing-cycles>16</meta:editing-cycles>
    <dc:date>2013-10-08T17:41:09.55</dc:date>
    <meta:document-statistic meta:table-count="1" meta:image-count="1" meta:object-count="0" meta:page-count="1" meta:paragraph-count="5" meta:word-count="58" meta:character-count="473"/>
  </office:meta>
</office:document-meta>
</file>